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nerzip </meta:initial-creator>
    <meta:creation-date>2013-10-14T18:47:33.018999288</meta:creation-date>
    <dc:date>2013-10-14T18:47:58.328586131</dc:date>
    <dc:creator>synerzip </dc:creator>
    <meta:editing-duration>P0D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Dev/4.2.0.0.alpha0$Linux_X86_64 LibreOffice_project/78f05c0a6514ca084051f16498513033dacb14aa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788cm" svg:y="3.702cm" style:legend-expansion="high" chart:style-name="ch2"/>
        <chart:plot-area chart:style-name="ch3" chart:data-source-has-labels="both" svg:x="0.769cm" svg:y="0.851cm" svg:width="12.381cm" svg:height="7.549cm">
          <chartooo:coordinate-region svg:x="1.39cm" svg:y="1.05cm" svg:width="11.76cm" svg:height="6.70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4.2.0.0.alpha0$Linux_X86_64 LibreOffice_project/78f05c0a6514ca084051f16498513033dacb14a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